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" svg:font-family="Times, 'Times New Roman'" style:font-family-generic="roman"/>
    <style:font-face style:name="Arial1" svg:font-family="Arial" style:font-family-generic="swiss"/>
    <style:font-face style:name="DejaVu Sans1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646cm" fo:margin-left="0.009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64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028cm" fo:margin-left="0.337cm" table:align="left" style:writing-mode="lr-tb"/>
    </style:style>
    <style:style style:name="Tabela2.A" style:family="table-column">
      <style:table-column-properties style:column-width="4.609cm"/>
    </style:style>
    <style:style style:name="Tabela2.B" style:family="table-column">
      <style:table-column-properties style:column-width="10.419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3" style:family="table-row">
      <style:table-row-properties style:min-row-height="0.205cm" fo:keep-together="auto"/>
    </style:style>
    <style:style style:name="Tabela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4.94cm" fo:margin-left="0.425cm" table:align="left" style:writing-mode="lr-tb"/>
    </style:style>
    <style:style style:name="Tabela3.A" style:family="table-column">
      <style:table-column-properties style:column-width="4.256cm"/>
    </style:style>
    <style:style style:name="Tabela3.B" style:family="table-column">
      <style:table-column-properties style:column-width="10.684cm"/>
    </style:style>
    <style:style style:name="Tabela3.1" style:family="table-row">
      <style:table-row-properties style:min-row-height="0.688cm" fo:keep-together="auto"/>
    </style:style>
    <style:style style:name="Tabela3.A1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2" style:family="table-row">
      <style:table-row-properties fo:keep-together="auto"/>
    </style:style>
    <style:style style:name="Tabela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3" style:family="table-row">
      <style:table-row-properties fo:keep-together="auto"/>
    </style:style>
    <style:style style:name="Tabela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4" style:family="table-row">
      <style:table-row-properties fo:keep-together="auto"/>
    </style:style>
    <style:style style:name="Tabela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5" style:family="table-row">
      <style:table-row-properties fo:keep-together="auto"/>
    </style:style>
    <style:style style:name="Tabela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6" style:family="table-row">
      <style:table-row-properties fo:keep-together="auto"/>
    </style:style>
    <style:style style:name="Tabela3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5.76cm" fo:margin-left="-0.254cm" table:align="left" style:writing-mode="lr-tb"/>
    </style:style>
    <style:style style:name="Tabela4.A" style:family="table-column">
      <style:table-column-properties style:column-width="6.138cm"/>
    </style:style>
    <style:style style:name="Tabela4.B" style:family="table-column">
      <style:table-column-properties style:column-width="5.927cm"/>
    </style:style>
    <style:style style:name="Tabela4.C" style:family="table-column">
      <style:table-column-properties style:column-width="3.695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4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RN" style:family="table">
      <style:table-properties style:width="15.693cm" table:align="margins" style:writing-mode="lr-tb"/>
    </style:style>
    <style:style style:name="RN.A" style:family="table-column">
      <style:table-column-properties style:column-width="3.81cm" style:rel-column-width="15910*"/>
    </style:style>
    <style:style style:name="RN.B" style:family="table-column">
      <style:table-column-properties style:column-width="11.883cm" style:rel-column-width="49625*"/>
    </style:style>
    <style:style style:name="RN.A1" style:family="table-cell">
      <style:table-cell-properties fo:padding="0.097cm" fo:border-left="0.05pt solid #000000" fo:border-right="none" fo:border-top="0.05pt solid #000000" fo:border-bottom="0.05pt solid #000000"/>
    </style:style>
    <style:style style:name="RN.B1" style:family="table-cell">
      <style:table-cell-properties fo:padding="0.097cm" fo:border="0.05pt solid #000000"/>
    </style:style>
    <style:style style:name="RN.A2" style:family="table-cell">
      <style:table-cell-properties fo:padding="0.097cm" fo:border-left="0.05pt solid #000000" fo:border-right="none" fo:border-top="none" fo:border-bottom="0.05pt solid #000000"/>
    </style:style>
    <style:style style:name="RN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.282cm" fo:margin-bottom="0.282cm" style:contextual-spacing="false" fo:text-align="start" style:justify-single-word="false"/>
      <style:text-properties fo:language="pt" fo:country="BR" style:language-asian="pt" style:country-asian="BR"/>
    </style:style>
    <style:style style:name="P2" style:family="paragraph" style:parent-style-name="CabecalhoTabela">
      <style:paragraph-properties fo:margin-top="0.282cm" fo:margin-bottom="0.282cm" style:contextual-spacing="false" style:snap-to-layout-grid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Arial1" fo:language="en" fo:country="US" fo:font-weight="bold" style:font-weight-asian="bold" style:font-name-complex="Arial1"/>
    </style:style>
    <style:style style:name="P4" style:family="paragraph" style:parent-style-name="Standard">
      <style:paragraph-properties fo:margin-left="0cm" fo:margin-right="0cm" fo:text-indent="0cm" style:auto-text-indent="false" style:text-autospace="none"/>
      <style:text-properties style:font-name="Arial1" fo:font-weight="bold" style:font-weight-asian="bold" style:font-name-complex="Arial1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style:font-name="Arial1" fo:font-weight="bold" style:font-weight-asian="bold" style:font-name-complex="Arial1"/>
    </style:style>
    <style:style style:name="P6" style:family="paragraph" style:parent-style-name="Standard">
      <style:paragraph-properties fo:margin-left="0cm" fo:margin-right="0cm" fo:text-indent="0cm" style:auto-text-indent="false" style:text-autospace="none"/>
      <style:text-properties fo:color="#000000" style:font-name="Arial1" fo:font-weight="bold" style:font-weight-asian="bold" style:font-name-complex="Arial1"/>
    </style:style>
    <style:style style:name="P7" style:family="paragraph" style:parent-style-name="Standard">
      <style:paragraph-properties fo:margin-left="0cm" fo:margin-right="0cm" style:line-height-at-least="0.176cm" fo:text-indent="0cm" style:auto-text-indent="false"/>
    </style:style>
    <style:style style:name="P8" style:family="paragraph" style:parent-style-name="Standard">
      <style:paragraph-properties fo:margin-left="0cm" fo:margin-right="0cm" style:line-height-at-least="0.176cm" fo:text-indent="0cm" style:auto-text-indent="false"/>
      <style:text-properties style:font-name="Arial" style:font-name-complex="Arial"/>
    </style:style>
    <style:style style:name="P9" style:family="paragraph" style:parent-style-name="Standard">
      <style:paragraph-properties fo:margin-left="0cm" fo:margin-right="0cm" fo:margin-top="0.106cm" fo:margin-bottom="0cm" style:contextual-spacing="false" fo:text-indent="0cm" style:auto-text-indent="false" style:text-autospace="none">
        <style:tab-stops>
          <style:tab-stop style:position="1.016cm"/>
        </style:tab-stops>
      </style:paragraph-properties>
      <style:text-properties fo:color="#0000ff" style:font-name="Times" fo:font-style="italic" style:font-style-asian="italic" style:font-name-complex="Times" style:font-style-complex="italic"/>
    </style:style>
    <style:style style:name="P10" style:family="paragraph" style:parent-style-name="Standard">
      <style:paragraph-properties fo:margin-left="0cm" fo:margin-right="0cm" fo:margin-top="0.106cm" fo:margin-bottom="0cm" style:contextual-spacing="false" style:line-height-at-least="0.176cm" fo:orphans="0" fo:widows="0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" style:family="paragraph" style:parent-style-name="Text_20_body">
      <style:paragraph-properties fo:margin-left="0cm" fo:margin-right="0cm" fo:margin-top="0cm" fo:margin-bottom="0.212cm" style:contextual-spacing="false" style:line-height-at-least="0.176cm" fo:text-align="center" style:justify-single-word="false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.212cm" style:contextual-spacing="false" fo:text-align="center" style:justify-single-word="false" fo:text-indent="0cm" style:auto-text-indent="false"/>
    </style:style>
    <style:style style:name="P13" style:family="paragraph" style:parent-style-name="Table_20_Contents">
      <style:paragraph-properties fo:margin-left="0cm" fo:margin-right="0cm" fo:margin-top="0cm" fo:margin-bottom="0.212cm" style:contextual-spacing="false" style:line-height-at-least="0.176cm" fo:text-align="center" style:justify-single-word="false" fo:text-indent="0cm" style:auto-text-indent="false"/>
    </style:style>
    <style:style style:name="P14" style:family="paragraph" style:parent-style-name="LO-Normal">
      <style:paragraph-properties fo:margin-left="0cm" fo:margin-right="0cm" fo:margin-top="0.635cm" fo:margin-bottom="0cm" style:contextual-spacing="false" fo:orphans="0" fo:widows="0" fo:text-indent="0cm" style:auto-text-indent="false" style:text-autospace="none">
        <style:tab-stops>
          <style:tab-stop style:position="0.988cm"/>
          <style:tab-stop style:position="1.251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5" style:family="paragraph" style:parent-style-name="Table_20_Contents">
      <style:paragraph-properties fo:margin-left="0cm" fo:margin-right="0cm" fo:margin-top="0.106cm" fo:margin-bottom="0.106cm" style:contextual-spacing="false" fo:text-align="end" style:justify-single-word="false" fo:text-indent="0cm" style:auto-text-indent="false"/>
      <style:text-properties fo:color="#000000" style:font-name="Arial" fo:font-size="11pt" fo:font-style="italic" style:font-size-asian="11pt" style:font-style-asian="italic" style:font-name-complex="Arial" style:font-size-complex="11pt" style:font-style-complex="italic"/>
    </style:style>
    <style:style style:name="P16" style:family="paragraph" style:parent-style-name="Table_20_Contents">
      <style:paragraph-properties fo:margin-left="0cm" fo:margin-right="0cm" fo:margin-top="0.106cm" fo:margin-bottom="0.106cm" style:contextual-spacing="false" fo:text-align="end" style:justify-single-word="false" fo:text-indent="0cm" style:auto-text-indent="false" style:text-autospace="none"/>
      <style:text-properties fo:color="#000000" style:font-name="Arial" fo:font-size="11pt" fo:font-style="italic" style:font-size-asian="11pt" style:font-style-asian="italic" style:font-name-complex="Arial" style:font-size-complex="11pt" style:font-style-complex="italic"/>
    </style:style>
    <style:style style:name="P17" style:family="paragraph" style:parent-style-name="Table_20_Contents">
      <style:paragraph-properties fo:margin-left="0cm" fo:margin-right="0cm" fo:margin-top="0.106cm" fo:margin-bottom="0.106cm" style:contextual-spacing="false" fo:text-align="end" style:justify-single-word="false" fo:text-indent="0cm" style:auto-text-indent="false"/>
      <style:text-properties fo:color="#000000" style:font-name="Arial" fo:font-size="11pt" style:font-size-asian="11pt" style:font-name-complex="Arial" style:font-size-complex="11pt"/>
    </style:style>
    <style:style style:name="P18" style:family="paragraph" style:parent-style-name="Table_20_Contents">
      <style:paragraph-properties fo:margin-left="0cm" fo:margin-right="0cm" fo:margin-top="0.106cm" fo:margin-bottom="0.106cm" style:contextual-spacing="false" fo:text-align="end" style:justify-single-word="false" fo:text-indent="0cm" style:auto-text-indent="false"/>
      <style:text-properties fo:color="#000000" style:font-name="Arial" fo:font-size="10pt" fo:font-style="italic" style:font-size-asian="10pt" style:font-style-asian="italic" style:font-name-complex="Arial" style:font-size-complex="10pt" style:font-style-complex="italic"/>
    </style:style>
    <style:style style:name="P19" style:family="paragraph" style:parent-style-name="Table_20_Contents">
      <style:paragraph-properties fo:margin-left="0cm" fo:margin-right="0cm" fo:margin-top="0.106cm" fo:margin-bottom="0.106cm" style:contextual-spacing="false" style:line-height-at-least="0.176cm" fo:text-align="center" style:justify-single-word="false" fo:text-indent="0cm" style:auto-text-indent="false"/>
    </style:style>
    <style:style style:name="P20" style:family="paragraph" style:parent-style-name="Table_20_Contents">
      <style:paragraph-properties fo:margin-left="0cm" fo:margin-right="0cm" fo:margin-top="0.106cm" fo:margin-bottom="0.106cm" style:contextual-spacing="false" fo:text-align="center" style:justify-single-word="false" fo:text-indent="0cm" style:auto-text-indent="false"/>
    </style:style>
    <style:style style:name="P21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22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normal" style:font-size-asian="15pt" style:font-weight-asian="normal" style:font-size-complex="15pt" style:font-weight-complex="normal"/>
    </style:style>
    <style:style style:name="P23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24" style:family="paragraph" style:parent-style-name="Standard">
      <style:paragraph-properties fo:margin-left="0.76cm" fo:margin-right="0cm" fo:text-indent="0cm" style:auto-text-indent="false"/>
      <style:text-properties fo:color="#0000ff" fo:font-style="italic" style:font-style-asian="italic" style:font-name-complex="Times New Roman" style:font-style-complex="italic"/>
    </style:style>
    <style:style style:name="P25" style:family="paragraph" style:parent-style-name="Standard">
      <style:paragraph-properties fo:margin-left="0.76cm" fo:margin-right="0cm" fo:margin-top="0.106cm" fo:margin-bottom="0cm" style:contextual-spacing="false" fo:orphans="0" fo:widows="0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language="pt" fo:country="BR" style:language-asian="pt" style:country-asian="BR"/>
    </style:style>
    <style:style style:name="P26" style:family="paragraph" style:parent-style-name="Standard">
      <style:paragraph-properties fo:margin-top="0.106cm" fo:margin-bottom="0cm" style:contextual-spacing="false" style:text-autospace="none">
        <style:tab-stops>
          <style:tab-stop style:position="1.016cm"/>
        </style:tab-stops>
      </style:paragraph-properties>
      <style:text-properties fo:color="#0000ff" fo:font-style="italic" style:font-style-asian="italic" style:font-name-complex="Times New Roman" style:font-style-complex="italic"/>
    </style:style>
    <style:style style:name="P27" style:family="paragraph" style:parent-style-name="LO-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</style:style>
    <style:style style:name="P28" style:family="paragraph" style:parent-style-name="Table_20_Contents">
      <style:paragraph-properties fo:margin-left="-1.249cm" fo:margin-right="0cm" fo:margin-top="0.106cm" fo:margin-bottom="0.106cm" style:contextual-spacing="false" fo:text-align="end" style:justify-single-word="false" fo:text-indent="1.251cm" style:auto-text-indent="false"/>
      <style:text-properties fo:color="#000000" style:font-name="Arial" fo:font-size="10pt" fo:font-style="italic" style:font-size-asian="10pt" style:font-style-asian="italic" style:font-name-complex="Arial" style:font-size-complex="10pt" style:font-style-complex="italic"/>
    </style:style>
    <style:style style:name="P29" style:family="paragraph" style:parent-style-name="Table_20_Contents">
      <style:paragraph-properties fo:margin-left="-1.249cm" fo:margin-right="0cm" fo:margin-top="0.106cm" fo:margin-bottom="0.106cm" style:contextual-spacing="false" fo:text-align="end" style:justify-single-word="false" fo:orphans="0" fo:widows="0" fo:text-indent="1.251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0pt" fo:font-style="italic" style:font-size-asian="10pt" style:font-style-asian="italic" style:font-name-complex="Arial" style:font-size-complex="10pt" style:font-style-complex="italic"/>
    </style:style>
    <style:style style:name="P30" style:family="paragraph" style:parent-style-name="Texto_20_tabela">
      <style:paragraph-properties fo:margin-top="0.106cm" fo:margin-bottom="0.106cm" style:contextual-spacing="false" fo:text-align="center" style:justify-single-word="false"/>
      <style:text-properties fo:font-size="11pt" style:font-size-asian="11pt" style:font-name-complex="Times New Roman" style:font-size-complex="11pt"/>
    </style:style>
    <style:style style:name="P31" style:family="paragraph" style:parent-style-name="Texto_20_tabela">
      <style:paragraph-properties fo:margin-top="0.106cm" fo:margin-bottom="0.106cm" style:contextual-spacing="false" fo:text-align="start" style:justify-single-word="false"/>
      <style:text-properties fo:font-size="11pt" style:font-size-asian="11pt" style:font-name-complex="Times New Roman" style:font-size-complex="11pt"/>
    </style:style>
    <style:style style:name="P32" style:family="paragraph" style:parent-style-name="No_20_Spacing">
      <style:paragraph-properties style:line-height-at-least="0.176cm" fo:text-align="center" style:justify-single-word="false"/>
    </style:style>
    <style:style style:name="P33" style:family="paragraph" style:parent-style-name="Table_20_Contents">
      <style:text-properties officeooo:rsid="0007926a" officeooo:paragraph-rsid="0007926a"/>
    </style:style>
    <style:style style:name="P34" style:family="paragraph" style:parent-style-name="Table_20_Contents">
      <style:text-properties fo:font-weight="bold" officeooo:rsid="0007926a" officeooo:paragraph-rsid="0007926a" style:font-weight-asian="bold" style:font-weight-complex="bold"/>
    </style:style>
    <style:style style:name="P35" style:family="paragraph" style:parent-style-name="Heading_20_3" style:list-style-name="">
      <style:paragraph-properties fo:margin-left="0cm" fo:margin-right="0cm" fo:margin-top="0.353cm" fo:margin-bottom="0cm" style:contextual-spacing="false" style:line-height-at-least="0.176cm" fo:text-align="center" style:justify-single-word="false" fo:text-indent="0cm" style:auto-text-indent="false"/>
    </style:style>
    <style:style style:name="P36" style:family="paragraph" style:parent-style-name="LO-Normal">
      <style:paragraph-properties fo:margin-left="0.76cm" fo:margin-right="0cm" fo:margin-top="0.635cm" fo:margin-bottom="0cm" style:contextual-spacing="false" fo:orphans="0" fo:widows="0" fo:text-indent="0cm" style:auto-text-indent="false" style:text-autospace="none">
        <style:tab-stops>
          <style:tab-stop style:position="0.988cm"/>
          <style:tab-stop style:position="1.251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language="pt" fo:country="BR" fo:font-weight="bold" officeooo:rsid="0007926a" officeooo:paragraph-rsid="0007926a" style:language-asian="pt" style:country-asian="BR" style:font-weight-asian="bold" style:font-name-complex="Arial" style:font-weight-complex="bold"/>
    </style:style>
    <style:style style:name="P37" style:family="paragraph" style:parent-style-name="Lista_20_tabela" style:list-style-name="">
      <style:paragraph-properties fo:margin-left="0cm" fo:margin-right="0cm" fo:margin-top="0.106cm" fo:margin-bottom="0.106cm" style:contextual-spacing="false" fo:text-indent="0cm" style:auto-text-indent="false"/>
      <style:text-properties fo:font-size="11pt" style:font-size-asian="11pt" style:font-name-complex="Times New Roman" style:font-size-complex="11pt"/>
    </style:style>
    <style:style style:name="P38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style:font-weight-asian="normal"/>
    </style:style>
    <style:style style:name="P39" style:family="paragraph" style:parent-style-name="Table_20_Contents">
      <style:text-properties officeooo:rsid="00090c88" officeooo:paragraph-rsid="00090c88"/>
    </style:style>
    <style:style style:name="P40" style:family="paragraph" style:parent-style-name="LO-Normal1" style:master-page-name="Standard">
      <style:paragraph-properties fo:margin-left="0cm" fo:margin-right="0cm" fo:margin-top="0.106cm" fo:margin-bottom="0.106cm" style:contextual-spacing="false" fo:text-align="center" style:justify-single-word="false" fo:text-indent="0cm" style:auto-text-indent="false" style:page-number="1"/>
      <style:text-properties fo:font-size="18pt" fo:font-weight="bold" style:font-size-asian="18pt" style:font-weight-asian="bold" style:font-size-complex="18pt" style:font-weight-complex="bold"/>
    </style:style>
    <style:style style:name="P41" style:family="paragraph" style:parent-style-name="Heading_20_1">
      <style:paragraph-properties fo:margin-top="0.635cm" fo:margin-bottom="0cm" style:contextual-spacing="false" fo:orphans="0" fo:widows="0" style:text-autospace="none">
        <style:tab-stops>
          <style:tab-stop style:position="0.988cm"/>
          <style:tab-stop style:position="1.251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style:font-weight-asian="bold" style:font-weight-complex="bold"/>
    </style:style>
    <style:style style:name="P42" style:family="paragraph" style:parent-style-name="Heading_20_1">
      <style:paragraph-properties fo:margin-top="0.635cm" fo:margin-bottom="0cm" style:contextual-spacing="false" fo:orphans="0" fo:widows="0" style:text-autospace="none">
        <style:tab-stops>
          <style:tab-stop style:position="0.988cm"/>
          <style:tab-stop style:position="1.251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3" style:family="paragraph" style:parent-style-name="Heading_20_1">
      <style:paragraph-properties fo:margin-left="0.76cm" fo:margin-right="0cm" fo:margin-top="0.635cm" fo:margin-bottom="0cm" style:contextual-spacing="false" fo:orphans="0" fo:widows="0" fo:text-indent="0cm" style:auto-text-indent="false" style:text-autospace="none">
        <style:tab-stops>
          <style:tab-stop style:position="0.988cm"/>
          <style:tab-stop style:position="1.251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language="pt" fo:country="BR" fo:font-weight="bold" style:language-asian="pt" style:country-asian="BR" style:font-weight-asian="bold" style:font-name-complex="Arial" style:font-weight-complex="bold"/>
    </style:style>
    <style:style style:name="P44" style:family="paragraph" style:parent-style-name="Heading_20_1">
      <style:paragraph-properties fo:margin-left="0.76cm" fo:margin-right="0cm" fo:margin-top="0.635cm" fo:margin-bottom="0cm" style:contextual-spacing="false" fo:orphans="0" fo:widows="0" fo:text-indent="0cm" style:auto-text-indent="false" style:text-autospace="none">
        <style:tab-stops>
          <style:tab-stop style:position="0.988cm"/>
          <style:tab-stop style:position="1.251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language="pt" fo:country="BR" fo:font-weight="bold" officeooo:rsid="0007926a" officeooo:paragraph-rsid="0007926a" style:language-asian="pt" style:country-asian="BR" style:font-weight-asian="bold" style:font-name-complex="Arial" style:font-weight-complex="bold"/>
    </style:style>
    <style:style style:name="P45" style:family="paragraph" style:parent-style-name="No_20_Spacing" style:list-style-name="WW8Num2">
      <style:paragraph-properties style:line-height-at-least="0.176cm"/>
    </style:style>
    <style:style style:name="P46" style:family="paragraph" style:parent-style-name="No_20_Spacing" style:list-style-name="WW8Num2">
      <style:paragraph-properties fo:margin-left="0cm" fo:margin-right="0cm" style:line-height-at-least="0.176cm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font-name="Arial" fo:font-size="11pt" style:text-underline-style="none" style:font-size-asian="11pt" style:font-name-complex="Arial" style:font-size-complex="11pt"/>
    </style:style>
    <style:style style:name="T3" style:family="text">
      <style:text-properties fo:color="#000000" style:font-name="Arial" fo:font-size="11pt" style:text-underline-style="none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fo:color="#000000" style:font-name="Arial" fo:font-size="11pt" style:text-underline-style="none" fo:font-weight="normal" style:font-size-asian="11pt" style:font-weight-asian="normal" style:font-name-complex="Arial" style:font-size-complex="11pt" style:font-weight-complex="normal"/>
    </style:style>
    <style:style style:name="T5" style:family="text">
      <style:text-properties fo:color="#000000" fo:font-size="11pt" style:text-underline-style="none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fo:color="#000000" fo:font-size="11pt" style:text-underline-style="none" fo:font-weight="normal" style:font-size-asian="11pt" style:language-asian="pt" style:country-asian="BR" style:font-weight-asian="normal" style:font-name-complex="Arial" style:font-size-complex="11pt" style:font-weight-complex="normal"/>
    </style:style>
    <style:style style:name="T7" style:family="text">
      <style:text-properties fo:color="#000000" fo:font-size="11pt" style:text-underline-style="none" fo:font-weight="normal" style:font-name-asian="Arial" style:font-size-asian="11pt" style:language-asian="pt" style:country-asian="BR" style:font-weight-asian="normal" style:font-name-complex="Arial" style:font-size-complex="11pt" style:font-weight-complex="normal"/>
    </style:style>
    <style:style style:name="T8" style:family="text">
      <style:text-properties fo:color="#000000" fo:font-size="12pt" style:text-underline-style="none" fo:font-weight="normal" style:font-size-asian="12pt" style:language-asian="pt" style:country-asian="BR" style:font-weight-asian="normal" style:font-name-complex="Arial" style:font-size-complex="11pt" style:font-weight-complex="normal"/>
    </style:style>
    <style:style style:name="T9" style:family="text">
      <style:text-properties style:font-name="Arial" style:font-name-complex="Arial"/>
    </style:style>
    <style:style style:name="T10" style:family="text">
      <style:text-properties fo:color="#222222" style:font-name="Arial" fo:font-size="11pt" style:font-size-asian="11pt" style:font-name-complex="Arial" style:font-size-complex="11pt"/>
    </style:style>
    <style:style style:name="T11" style:family="text">
      <style:text-properties fo:font-variant="normal" fo:text-transform="none" fo:color="#222222" style:font-name="Arial" fo:font-size="11pt" fo:font-style="italic" style:text-underline-style="none" style:font-size-asian="11pt" style:language-asian="pt" style:country-asian="BR" style:font-style-asian="italic" style:font-name-complex="Arial" style:font-size-complex="11pt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Gestão de Pessoas – GP</text:p>
      <text:p text:style-name="P21"/>
      <text:p text:style-name="P22">Documento de Visão</text:p>
      <text:p text:style-name="P23"/>
      <text:p text:style-name="P23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2" office:value-type="string">
            <text:p text:style-name="P30">25/09/2014</text:p>
          </table:table-cell>
          <table:table-cell table:style-name="Tabela1.A2" office:value-type="string">
            <text:p text:style-name="P30">0.1</text:p>
          </table:table-cell>
          <table:table-cell table:style-name="Tabela1.A2" office:value-type="string">
            <text:p text:style-name="P31">Cleiton Brito</text:p>
          </table:table-cell>
          <table:table-cell table:style-name="Tabela1.D2" office:value-type="string">
            <text:p text:style-name="P37">Versão inicial do documento</text:p>
          </table:table-cell>
        </table:table-row>
        <table:table-row table:style-name="Tabela1.1">
          <table:table-cell table:style-name="Tabela1.A2" office:value-type="string">
            <text:p text:style-name="P30">19/08/2015</text:p>
          </table:table-cell>
          <table:table-cell table:style-name="Tabela1.A2" office:value-type="string">
            <text:p text:style-name="P30">0.2</text:p>
          </table:table-cell>
          <table:table-cell table:style-name="Tabela1.A2" office:value-type="string">
            <text:p text:style-name="P31">Rayson Santos</text:p>
          </table:table-cell>
          <table:table-cell table:style-name="Tabela1.D2" office:value-type="string">
            <text:p text:style-name="P37">Atualização do Template</text:p>
          </table:table-cell>
        </table:table-row>
      </table:table>
      <text:section text:style-name="Sect1" text:name="Seção1">
        <text:list xml:id="list4035902655542833106" text:style-name="WW8Num2">
          <text:list-item>
            <text:h text:style-name="P41" text:outline-level="1">posicionamento<text:bookmark-start text:name="_Ref418497390"/><text:bookmark-start text:name="_Ref439573339"/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</text:h>
            <text:list>
              <text:list-item>
                <text:h text:style-name="P38" text:outline-level="2">Descrição do Problema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</text:h>
              </text:list-item>
            </text:list>
          </text:list-item>
        </text:list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P3">O problema de</text:p>
            </table:table-cell>
            <table:table-cell table:style-name="Tabela2.B1" office:value-type="string">
              <text:p text:style-name="P29">Coletar informações dos estagiários e demais membros do NPI</text:p>
            </table:table-cell>
          </table:table-row>
          <table:table-row table:style-name="Tabela2.1">
            <table:table-cell table:style-name="Tabela2.A1" office:value-type="string">
              <text:p text:style-name="P3">afeta</text:p>
            </table:table-cell>
            <table:table-cell table:style-name="Tabela2.B2" office:value-type="string">
              <text:p text:style-name="P28">Coordenadores do NPI e Estagiários</text:p>
            </table:table-cell>
          </table:table-row>
          <table:table-row table:style-name="Tabela2.3">
            <table:table-cell table:style-name="Tabela2.A1" office:value-type="string">
              <text:p text:style-name="P3">cujo impacto é</text:p>
            </table:table-cell>
            <table:table-cell table:style-name="Tabela2.B3" office:value-type="string">
              <text:p text:style-name="P28">A dificuldade de obter informações e acompanhamento da pessoas envolvidas no NPI do campus.</text:p>
            </table:table-cell>
          </table:table-row>
          <table:table-row table:style-name="Tabela2.1">
            <table:table-cell table:style-name="Tabela2.A1" office:value-type="string">
              <text:p text:style-name="P3">uma boa solução seria</text:p>
            </table:table-cell>
            <table:table-cell table:style-name="Tabela2.B4" office:value-type="string">
              <text:p text:style-name="P18">Centralizar todas as informações dos envolvidos no NPI em um sistema.</text:p>
            </table:table-cell>
          </table:table-row>
        </table:table>
        <text:p text:style-name="P27"/>
        <text:list xml:id="list103852594328745" text:continue-numbering="true" text:style-name="WW8Num2">
          <text:list-item>
            <text:list>
              <text:list-item>
                <text:h text:style-name="P38" text:outline-level="2">Sentença de Posição do Produto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/text:h>
              </text:list-item>
            </text:list>
          </text:list-item>
        </text:list>
        <text:p text:style-name="P24"><text:bookmark-start text:name="_Ref88992566"/></text:p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6">Para </text:p>
            </table:table-cell>
            <table:table-cell table:style-name="Tabela3.B1" office:value-type="string">
              <text:p text:style-name="P16">UFC – Campus Quixadá</text:p>
            </table:table-cell>
          </table:table-row>
          <table:table-row table:style-name="Tabela3.2">
            <table:table-cell table:style-name="Tabela3.A1" office:value-type="string">
              <text:p text:style-name="P6">Que</text:p>
            </table:table-cell>
            <table:table-cell table:style-name="Tabela3.B2" office:value-type="string">
              <text:p text:style-name="P16">Necessita ter registros das pessoas envolvidas do NPI no campus.</text:p>
            </table:table-cell>
          </table:table-row>
          <table:table-row table:style-name="Tabela3.3">
            <table:table-cell table:style-name="Tabela3.A1" office:value-type="string">
              <text:p text:style-name="P4">O (nome do produto)</text:p>
            </table:table-cell>
            <table:table-cell table:style-name="Tabela3.B3" office:value-type="string">
              <text:p text:style-name="P16">GP – Sistema de Gerenciamento de Pessoas</text:p>
            </table:table-cell>
          </table:table-row>
          <table:table-row table:style-name="Tabela3.4">
            <table:table-cell table:style-name="Tabela3.A1" office:value-type="string">
              <text:p text:style-name="P5">Que</text:p>
            </table:table-cell>
            <table:table-cell table:style-name="Tabela3.B4" office:value-type="string">
              <text:p text:style-name="P16">Irá centralizar toda informação sobre envolvidos do NPI no campus.</text:p>
            </table:table-cell>
          </table:table-row>
          <table:table-row table:style-name="Tabela3.5">
            <table:table-cell table:style-name="Tabela3.A1" office:value-type="string">
              <text:p text:style-name="P6">Ao contrário de </text:p>
            </table:table-cell>
            <table:table-cell table:style-name="Tabela3.B5" office:value-type="string">
              <text:p text:style-name="P15">Não automação do processo, uma vez que a troca de informações atualmente é feita através de papéis e conversas informais entre os envolvidos.</text:p>
            </table:table-cell>
          </table:table-row>
          <table:table-row table:style-name="Tabela3.6">
            <table:table-cell table:style-name="Tabela3.A1" office:value-type="string">
              <text:p text:style-name="P6">Nosso produto</text:p>
            </table:table-cell>
            <table:table-cell table:style-name="Tabela3.B6" office:value-type="string">
              <text:p text:style-name="P17">Possibilitará a obtenção e inserção de informações sobre envolvidos do NPI, o que facilitará a gerenciamento de informações dos atuais e novos membros do NPI.</text:p>
            </table:table-cell>
          </table:table-row>
        </table:table>
        <text:p text:style-name="P26"/>
        <text:p text:style-name="P9"><text:bookmark-end text:name="_Ref418497390"/><text:bookmark-end text:name="_Ref439573339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Ref88992566"/><text:bookmark-start text:name="__RefHeading__194_1522395385"/><text:bookmark-end text:name="__RefHeading__194_1522395385"/><text:bookmark-start text:name="__RefHeading__7695_1906137012"/><text:bookmark-end text:name="__RefHeading__7695_1906137012"/><text:bookmark-start text:name="__RefHeading__59_178789685"/><text:bookmark-end text:name="__RefHeading__59_178789685"/><text:bookmark-start text:name="__RefHeading__458_1105478727"/><text:bookmark-end text:name="__RefHeading__458_1105478727"/><text:bookmark-start text:name="__RefHeading__482_490762481"/><text:bookmark-end text:name="__RefHeading__482_490762481"/><text:bookmark-start text:name="__RefHeading__77_1275273786"/><text:bookmark-end text:name="__RefHeading__77_1275273786"/></text:p>
        <text:p text:style-name="P9"/>
        <text:list xml:id="list103850825393226" text:continue-numbering="true" text:style-name="WW8Num2">
          <text:list-item>
            <text:h text:style-name="P42" text:outline-level="1"><text:soft-page-break/>descrição dos envolvidos e dos<text:span text:style-name="T9"> usuários<text:line-break/></text:span></text:h>
            <text:list>
              <text:list-item>
                <text:p text:style-name="P45"><text:span text:style-name="Subtle_20_Reference"><text:span text:style-name="T2">Supervisor de Projetos:</text:span></text:span></text:p>
              </text:list-item>
            </text:list>
          </text:list-item>
        </text:list>
        <text:p text:style-name="P7"><text:span text:style-name="Subtle_20_Reference"><text:span text:style-name="T2"><text:tab/></text:span></text:span><text:span text:style-name="T10">Um docente ou técnico-administrativo responsável por gerenciamento do projetos em desenvolvimento no NPI, divisão dos participantes em equipes, gerar termo de compromisso de estágio obrigatório dos estagiários e avaliações parciais e finais dos estagiários.</text:span></text:p>
        <text:p text:style-name="P8"/>
        <text:list xml:id="list103850974104339" text:continue-numbering="true" text:style-name="WW8Num2">
          <text:list-item>
            <text:list>
              <text:list-item>
                <text:p text:style-name="P46"><text:span text:style-name="Subtle_20_Reference"><text:span text:style-name="T2">Estagiário:</text:span></text:span></text:p>
              </text:list-item>
            </text:list>
          </text:list-item>
        </text:list>
        <text:p text:style-name="P10"><text:span text:style-name="Subtle_20_Reference"><text:span text:style-name="T11"><text:tab/>Os alunos matriculados na disciplina de estágio obrigatório, que se realizarão estágio no NPI.</text:span></text:span></text:p>
        <text:p text:style-name="P10"><text:span text:style-name="Subtle_20_Reference"><text:span text:style-name="T11">Estes alunos deverão fornecer informações para criação do termo de compromisso de estágio, gerar o plano inicial de estágio, preencher campos de frequência nos dias em atividades no estágio, e ao final gerar apresentação e relatório final de estágio.</text:span></text:span></text:p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list xml:id="list103852266557833" text:continue-numbering="true" text:style-name="WW8Num2">
          <text:list-item>
            <text:h text:style-name="P43" text:outline-level="1"><text:soft-page-break/>CASOS DE USO</text:h>
          </text:list-item>
        </text:list>
        <text:p text:style-name="P14"/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office:value-type="string">
              <text:p text:style-name="P32"><text:span text:style-name="Subtle_20_Reference"><text:span text:style-name="T3">Nome do Caso de Uso</text:span></text:span></text:p>
            </table:table-cell>
            <table:table-cell table:style-name="Tabela4.A1" office:value-type="string">
              <text:p text:style-name="P32"><text:span text:style-name="Subtle_20_Reference"><text:span text:style-name="T3">Objetivo</text:span></text:span></text:p>
            </table:table-cell>
            <table:table-cell table:style-name="Tabela4.C1" office:value-type="string">
              <text:p text:style-name="P32"><text:span text:style-name="Subtle_20_Reference"><text:span text:style-name="T3">Ator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35" text:outline-level="3"><text:span text:style-name="Intense_20_Reference"><text:span text:style-name="T8">Cadastrar </text:span></text:span><text:span text:style-name="Subtle_20_Reference"><text:span text:style-name="T6">Informações do estagiário</text:span></text:span></text:h>
            </table:table-cell>
            <table:table-cell table:style-name="Tabela4.A2" office:value-type="string">
              <text:p text:style-name="P19"><text:span text:style-name="Subtle_20_Reference"><text:span text:style-name="T5">Cadastrar informações de um novo membro no NPI.</text:span></text:span></text:p>
            </table:table-cell>
            <table:table-cell table:style-name="Tabela4.C2" office:value-type="string">
              <text:p text:style-name="P11"><text:span text:style-name="Subtle_20_Reference"><text:span text:style-name="T4">Estagiário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35" text:outline-level="3"><text:span text:style-name="Subtle_20_Reference"><text:span text:style-name="T6">Cadastrar contas pessoais</text:span></text:span></text:h>
            </table:table-cell>
            <table:table-cell table:style-name="Tabela4.A2" office:value-type="string">
              <text:p text:style-name="P20"><text:span text:style-name="Subtle_20_Reference"><text:span text:style-name="T5">Cadastrar informações de contas em ferramentas utilizadas no npi. Redmine, githube e hangout.</text:span></text:span></text:p>
            </table:table-cell>
            <table:table-cell table:style-name="Tabela4.C2" office:value-type="string">
              <text:p text:style-name="P11"><text:span text:style-name="Subtle_20_Reference"><text:span text:style-name="T4">Estagiário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35" text:outline-level="3"><text:span text:style-name="Subtle_20_Reference"><text:span text:style-name="T6">Cadastrar projeto</text:span></text:span></text:h>
            </table:table-cell>
            <table:table-cell table:style-name="Tabela4.A2" office:value-type="string">
              <text:p text:style-name="P20"><text:span text:style-name="Subtle_20_Reference"><text:span text:style-name="T5">Cadastrar projetos em andamento no estágio</text:span></text:span></text:p>
            </table:table-cell>
            <table:table-cell table:style-name="Tabela4.C2" office:value-type="string">
              <text:p text:style-name="P11"><text:span text:style-name="Subtle_20_Reference"><text:span text:style-name="T4">Coordenador de projetos do npi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35" text:outline-level="3"><text:span text:style-name="Intense_20_Reference"><text:span text:style-name="T6">Alocar membros em equipes nos projetos</text:span></text:span></text:h>
            </table:table-cell>
            <table:table-cell table:style-name="Tabela4.A2" office:value-type="string">
              <text:p text:style-name="P20"><text:span text:style-name="Subtle_20_Reference"><text:span text:style-name="T5">alocar novos membros para cada projeto em andamento</text:span></text:span></text:p>
            </table:table-cell>
            <table:table-cell table:style-name="Tabela4.C2" office:value-type="string">
              <text:p text:style-name="P11"><text:span text:style-name="Subtle_20_Reference"><text:span text:style-name="T4">Coordenador de projetos do npi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35" text:outline-level="3"><text:span text:style-name="Subtle_20_Reference"><text:span text:style-name="T6">Gerar termo de compromisso</text:span></text:span></text:h>
            </table:table-cell>
            <table:table-cell table:style-name="Tabela4.A2" office:value-type="string">
              <text:p text:style-name="P20"><text:span text:style-name="Subtle_20_Reference"><text:span text:style-name="T5">Gerar documento de termo de compromisso com base nos dados cadastrados dos estagiários</text:span></text:span></text:p>
            </table:table-cell>
            <table:table-cell table:style-name="Tabela4.C2" office:value-type="string">
              <text:p text:style-name="P13"><text:span text:style-name="Subtle_20_Reference"><text:span text:style-name="T5">Coordenador de projetos do npi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35" text:outline-level="3"><text:span text:style-name="Intense_20_Reference"><text:span text:style-name="T8">Submeter plano estágio inicial</text:span></text:span></text:h>
            </table:table-cell>
            <table:table-cell table:style-name="Tabela4.A2" office:value-type="string">
              <text:p text:style-name="P20"><text:span text:style-name="Subtle_20_Reference"><text:span text:style-name="T5">Submeter documento obrigatório inicial de estágio</text:span></text:span></text:p>
            </table:table-cell>
            <table:table-cell table:style-name="Tabela4.C2" office:value-type="string">
              <text:p text:style-name="P13"><text:span text:style-name="Subtle_20_Reference"><text:span text:style-name="T5">Estagiário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35" text:outline-level="3"><text:span text:style-name="Subtle_20_Reference"><text:span text:style-name="T6">Realizar Frequência</text:span></text:span></text:h>
            </table:table-cell>
            <table:table-cell table:style-name="Tabela4.A2" office:value-type="string">
              <text:p text:style-name="P20"><text:span text:style-name="Subtle_20_Reference"><text:span text:style-name="T5">Realizar frequência diária do estagiários</text:span></text:span></text:p>
            </table:table-cell>
            <table:table-cell table:style-name="Tabela4.C2" office:value-type="string">
              <text:p text:style-name="P11"><text:span text:style-name="Subtle_20_Reference"><text:span text:style-name="T4">Estagiário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35" text:outline-level="3"><text:span text:style-name="Intense_20_Reference"><text:span text:style-name="T8">Submeter relatório final de estágio</text:span></text:span></text:h>
            </table:table-cell>
            <table:table-cell table:style-name="Tabela4.A2" office:value-type="string">
              <text:p text:style-name="P20"><text:span text:style-name="Subtle_20_Reference"><text:span text:style-name="T5">Submeter documento obrigatório final de estágio</text:span></text:span></text:p>
            </table:table-cell>
            <table:table-cell table:style-name="Tabela4.C2" office:value-type="string">
              <text:p text:style-name="P13"><text:span text:style-name="Subtle_20_Reference"><text:span text:style-name="T5">Estagiário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35" text:outline-level="3"><text:span text:style-name="Subtle_20_Reference"><text:span text:style-name="T6">Realizar avaliação de rendimento parcial dos estagiários</text:span></text:span></text:h>
            </table:table-cell>
            <table:table-cell table:style-name="Tabela4.A2" office:value-type="string">
              <text:p text:style-name="P20"><text:span text:style-name="Subtle_20_Reference"><text:span text:style-name="T5">Avaliação feita para acompanhamento dos estagiários sobre suas atividades</text:span></text:span></text:p>
            </table:table-cell>
            <table:table-cell table:style-name="Tabela4.C2" office:value-type="string">
              <text:p text:style-name="P13"><text:span text:style-name="Subtle_20_Reference"><text:span text:style-name="T5">Coordenador de projetos do npi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35" text:outline-level="3"><text:span text:style-name="Subtle_20_Reference"><text:span text:style-name="T6">Realizar avaliação de rendimento Final dos estagiários</text:span></text:span></text:h>
            </table:table-cell>
            <table:table-cell table:style-name="Tabela4.A2" office:value-type="string">
              <text:p text:style-name="P20"><text:span text:style-name="Subtle_20_Reference"><text:span text:style-name="T5">Avaliação final de rendimento dos estagiários</text:span></text:span></text:p>
            </table:table-cell>
            <table:table-cell table:style-name="Tabela4.C2" office:value-type="string">
              <text:p text:style-name="P12"><text:span text:style-name="Subtle_20_Reference"><text:span text:style-name="T4">Coordenador de projetos do npi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35" text:outline-level="3"><text:span text:style-name="Intense_20_Reference"><text:span text:style-name="T7">Emitir Declaração de Estágio</text:span></text:span></text:h>
            </table:table-cell>
            <table:table-cell table:style-name="Tabela4.A2" office:value-type="string">
              <text:p text:style-name="P20"><text:span text:style-name="Subtle_20_Reference"><text:span text:style-name="T5">O Estágiario deve emitir uma declaração comprovando sua participação no Estágio</text:span></text:span></text:p>
            </table:table-cell>
            <table:table-cell table:style-name="Tabela4.C2" office:value-type="string">
              <text:p text:style-name="P12"><text:span text:style-name="Subtle_20_Reference"><text:span text:style-name="T4">Estagiário</text:span></text:span></text:p>
            </table:table-cell>
          </table:table-row>
        </table:table>
        <text:p text:style-name="Standard"/>
        <text:list xml:id="list103851372100821" text:continue-numbering="true" text:style-name="WW8Num2">
          <text:list-item>
            <text:h text:style-name="P44" text:outline-level="1">REGRAS DE NEGÓCIO </text:h>
          </text:list-item>
        </text:list>
        <table:table table:name="RN" table:style-name="RN">
          <table:table-column table:style-name="RN.A"/>
          <table:table-column table:style-name="RN.B"/>
          <table:table-row>
            <table:table-cell table:style-name="RN.A1" office:value-type="string">
              <text:p text:style-name="P34">RN</text:p>
            </table:table-cell>
            <table:table-cell table:style-name="RN.B1" office:value-type="string">
              <text:p text:style-name="P34">DESCRIÇÃO</text:p>
            </table:table-cell>
          </table:table-row>
          <table:table-row>
            <table:table-cell table:style-name="RN.A2" office:value-type="string">
              <text:p text:style-name="P33">RN001</text:p>
            </table:table-cell>
            <table:table-cell table:style-name="RN.B2" office:value-type="string">
              <text:p text:style-name="P33">Não é permitido a submissão de documentos cujo status seja: ACEITO, REJEITADO;</text:p>
            </table:table-cell>
          </table:table-row>
          <table:table-row>
            <table:table-cell table:style-name="RN.A2" office:value-type="string">
              <text:p text:style-name="P39">RN002</text:p>
            </table:table-cell>
            <table:table-cell table:style-name="RN.B2" office:value-type="string">
              <text:p text:style-name="P39">Uma reposição dó pode ser lançada caso haja no mínimo uma faltas ou dois atrasos.</text:p>
            </table:table-cell>
          </table:table-row>
        </table:table>
        <text:p text:style-name="P36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" svg:font-family="Times, 'Times New Roman'" style:font-family-generic="roman"/>
    <style:font-face style:name="Arial1" svg:font-family="Arial" style:font-family-generic="swiss"/>
    <style:font-face style:name="DejaVu Sans1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style:contextual-spacing="true" fo:text-align="start" style:justify-single-word="false" fo:hyphenation-ladder-count="no-limit" fo:text-indent="0cm" style:auto-text-indent="false"/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fo:hyphenate="true" fo:hyphenation-remain-char-count="2" fo:hyphenation-push-char-count="2"/>
    </style:style>
    <style:style style:name="No_20_Spacing" style:display-name="No Spacing" style:family="paragraph">
      <style:paragraph-properties fo:orphans="0" fo:widows="0" fo:hyphenation-ladder-count="no-limit" fo:background-color="transparent">
        <style:background-image/>
      </style:paragraph-properties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DejaVu Sans1" style:font-family-asian="'DejaVu Sans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variant="normal" fo:text-transform="none" fo:color="#000000" style:font-name="Arial" fo:font-family="Arial" style:font-family-generic="swiss" style:font-pitch="variable" fo:font-size="11pt" fo:font-style="italic" fo:font-weight="normal" style:font-size-asian="11pt" style:language-asian="pt" style:country-asian="BR" style:font-style-asian="italic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, 'Arial Unicode MS'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pitch="variable" fo:font-size="10pt" style:font-name-asian="OpenSymbol" style:font-family-asian="OpenSymbol, 'Arial Unicode MS'" style:font-pitch-asian="variable" style:font-size-asian="10pt" style:font-name-complex="OpenSymbol" style:font-family-complex="OpenSymbol, 'Arial Unicode MS'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Subtle_20_Reference" style:display-name="Subtle Reference" style:family="tex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style:contextual-spacing="false"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9.897cm" svg:y="-0.549cm" svg:width="2.431cm" svg:height="1.655cm" draw:z-index="3"><draw:image xlink:href="Pictures/100000000000014D000000F71EB27119.png" xlink:type="simple" xlink:show="embed" xlink:actuate="onLoad"/></draw:frame><draw:frame draw:style-name="Mfr2" draw:name="Figura2" text:anchor-type="char" svg:x="0.071cm" svg:y="-0.871cm" svg:width="4.909cm" svg:height="2.312cm" draw:z-index="7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1-10T10:38:50.518634959</dc:date>
    <meta:print-date>2007-05-07T23:41:00</meta:print-date>
    <meta:editing-cycles>6</meta:editing-cycles>
    <meta:editing-duration>PT1H13M32S</meta:editing-duration>
    <meta:generator>LibreOffice/4.2.7.2$Linux_X86_64 LibreOffice_project/420m0$Build-2</meta:generator>
    <meta:document-statistic meta:table-count="5" meta:image-count="2" meta:object-count="0" meta:page-count="4" meta:paragraph-count="88" meta:word-count="494" meta:character-count="3260" meta:non-whitespace-character-count="2853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